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571ac" officeooo:paragraph-rsid="001571ac"/>
    </style:style>
    <style:style style:name="P2" style:family="paragraph" style:parent-style-name="Standard">
      <style:paragraph-properties fo:text-align="center" style:justify-single-word="false"/>
      <style:text-properties officeooo:rsid="00162995" officeooo:paragraph-rsid="00162995"/>
    </style:style>
    <style:style style:name="P3" style:family="paragraph" style:parent-style-name="Standard">
      <style:paragraph-properties fo:text-align="center" style:justify-single-word="false"/>
      <style:text-properties officeooo:rsid="00169c42" officeooo:paragraph-rsid="00169c42"/>
    </style:style>
    <style:style style:name="P4" style:family="paragraph" style:parent-style-name="Standard">
      <style:paragraph-properties fo:text-align="center" style:justify-single-word="false"/>
      <style:text-properties officeooo:rsid="00169c42" officeooo:paragraph-rsid="0017a98f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571ac" officeooo:paragraph-rsid="001571ac"/>
    </style:style>
    <style:style style:name="P7" style:family="paragraph" style:parent-style-name="Table_20_Contents">
      <style:paragraph-properties fo:text-align="center" style:justify-single-word="false"/>
      <style:text-properties officeooo:rsid="00162995" officeooo:paragraph-rsid="00162995"/>
    </style:style>
    <style:style style:name="P8" style:family="paragraph" style:parent-style-name="Table_20_Contents">
      <style:paragraph-properties fo:text-align="center" style:justify-single-word="false"/>
      <style:text-properties officeooo:rsid="00169c42" officeooo:paragraph-rsid="00169c42"/>
    </style:style>
    <style:style style:name="P9" style:family="paragraph" style:parent-style-name="Table_20_Contents">
      <style:paragraph-properties fo:text-align="center" style:justify-single-word="false"/>
      <style:text-properties officeooo:rsid="0017a98f" officeooo:paragraph-rsid="0017a98f"/>
    </style:style>
    <style:style style:name="T1" style:family="text">
      <style:text-properties officeooo:rsid="001571ac"/>
    </style:style>
    <style:style style:name="T2" style:family="text">
      <style:text-properties officeooo:rsid="00169c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RTING ASSIGNMENT</text:p>
      <text:p text:style-name="P1"/>
      <text:p text:style-name="P1">ARRAY1: [55,48,43,39,31,27,22,17,9,3]</text:p>
      <text:p text:style-name="P2">ARRAY2: [5,7,9,15,27,22,30,33,47,52]</text:p>
      <text:p text:style-name="P3">ARRAY3: [25,11,13,2,9,6,55,36,64,20]</text:p>
      <text:p text:style-name="P4">ARRAY4: [<text:span text:style-name="T1">497, 496, 493, 482,487, 457, 450, 449, 447, 445, 439, 432, 431, 426, 423, 421, 419, 418, 417, 416, 415, 414, 413, 412, 411, 410, 409, 408, 407, 406, 405, 404, 403, 402, 401, 394, 393, 390, 384, 377, 375, 370, 366, 365, 354, 328, 316, 310, 305, 298, 290, 281, 276, 271, 266, 250, 248, 246, 242, 239, 233, 223, 207, 200, 196, 184, 178, 171, 165, 163, 155, 137, 135, 129, 126, 118, 104, 102, 101, 95, 93, 91, 88, 80, 77, 76, 74, 58, 54, 52, 49, 44, 37, 29, 27, 21, 18, 16, 11, 8</text:span>]</text:p>
      <text:p text:style-name="P1"/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table:number-rows-spanned="2" office:value-type="string">
            <text:p text:style-name="P6">NO. OF ARRAY CONSIDERED</text:p>
          </table:table-cell>
          <table:table-cell table:style-name="Table1.B1" table:number-columns-spanned="4" office:value-type="string">
            <text:p text:style-name="P6">NO. OF COMPARISONS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6">SELECTION SORT</text:p>
          </table:table-cell>
          <table:table-cell table:style-name="Table1.B2" office:value-type="string">
            <text:p text:style-name="P6">BUBBLE SORT</text:p>
          </table:table-cell>
          <table:table-cell table:style-name="Table1.B2" office:value-type="string">
            <text:p text:style-name="P6">INSERTION SORT</text:p>
          </table:table-cell>
          <table:table-cell table:style-name="Table1.E2" office:value-type="string">
            <text:p text:style-name="P6">SHELL SORT</text:p>
          </table:table-cell>
        </table:table-row>
        <table:table-row>
          <table:table-cell table:style-name="Table1.B2" office:value-type="string">
            <text:p text:style-name="P7">ARRAY1</text:p>
          </table:table-cell>
          <table:table-cell table:style-name="Table1.B2" office:value-type="string">
            <text:p text:style-name="P7">45</text:p>
          </table:table-cell>
          <table:table-cell table:style-name="Table1.B2" office:value-type="string">
            <text:p text:style-name="P7">45</text:p>
          </table:table-cell>
          <table:table-cell table:style-name="Table1.B2" office:value-type="string">
            <text:p text:style-name="P7">45</text:p>
          </table:table-cell>
          <table:table-cell table:style-name="Table1.E2" office:value-type="string">
            <text:p text:style-name="P7">27</text:p>
          </table:table-cell>
        </table:table-row>
        <table:table-row>
          <table:table-cell table:style-name="Table1.B2" office:value-type="string">
            <text:p text:style-name="P7">ARRAY2</text:p>
          </table:table-cell>
          <table:table-cell table:style-name="Table1.B2" office:value-type="string">
            <text:p text:style-name="P7">45</text:p>
          </table:table-cell>
          <table:table-cell table:style-name="Table1.B2" office:value-type="string">
            <text:p text:style-name="P7">45</text:p>
          </table:table-cell>
          <table:table-cell table:style-name="Table1.B2" office:value-type="string">
            <text:p text:style-name="P7">10</text:p>
          </table:table-cell>
          <table:table-cell table:style-name="Table1.E2" office:value-type="string">
            <text:p text:style-name="P7">23</text:p>
          </table:table-cell>
        </table:table-row>
        <table:table-row>
          <table:table-cell table:style-name="Table1.B2" office:value-type="string">
            <text:p text:style-name="P8">ARRAY3</text:p>
          </table:table-cell>
          <table:table-cell table:style-name="Table1.B2" office:value-type="string">
            <text:p text:style-name="P8">45</text:p>
          </table:table-cell>
          <table:table-cell table:style-name="Table1.B2" office:value-type="string">
            <text:p text:style-name="P8">45</text:p>
          </table:table-cell>
          <table:table-cell table:style-name="Table1.B2" office:value-type="string">
            <text:p text:style-name="P8">24</text:p>
          </table:table-cell>
          <table:table-cell table:style-name="Table1.E2" office:value-type="string">
            <text:p text:style-name="P8">28</text:p>
          </table:table-cell>
        </table:table-row>
        <table:table-row>
          <table:table-cell table:style-name="Table1.B2" office:value-type="string">
            <text:p text:style-name="P9">ARRAY4</text:p>
          </table:table-cell>
          <table:table-cell table:style-name="Table1.B2" office:value-type="string">
            <text:p text:style-name="P9">4950</text:p>
          </table:table-cell>
          <table:table-cell table:style-name="Table1.B2" office:value-type="string">
            <text:p text:style-name="P9">4950</text:p>
          </table:table-cell>
          <table:table-cell table:style-name="Table1.B2" office:value-type="string">
            <text:p text:style-name="P9">4950</text:p>
          </table:table-cell>
          <table:table-cell table:style-name="Table1.E2" office:value-type="string">
            <text:p text:style-name="P9">669</text:p>
          </table:table-cell>
        </table:table-row>
        <table:table-row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497, 496, 493, 482,487, 457, 450, 449, 447, 445, 439, 432, 431, 426, 423, 421, 419, 418, 417, 416, 415, 414, 413, 412, 411, 410, 409, 408, 407, 406, 405, 404, 403, 402, 401, 394, 393, 390, 384, 377, 375, 370, 366, 365, 354, 328, 316, 310, 305, 298, 290, 281, 276, 271, 266, 250, 248, 246, 242, 239, 233, 223, 207, 200, 196, 184, 178, 171, 165, 163, 155, 137, 135, 129, 126, 118, 104, 102, 101, 95, 93, 91, 88, 80, 77, 76, 74, 58, 54, 52, 49, 44, 37, 29, 27, 21, 18, 16, 11, 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30T09:29:05.046541147</meta:creation-date>
    <dc:date>2024-08-30T09:58:18.859887147</dc:date>
    <meta:editing-duration>PT7M33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2" meta:paragraph-count="32" meta:word-count="242" meta:character-count="1240" meta:non-whitespace-character-count="1030"/>
  </office:meta>
</office:document-meta>
</file>